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ef5b7" officeooo:paragraph-rsid="000ef5b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3pt" fo:font-weight="normal" officeooo:rsid="000ef5b7" officeooo:paragraph-rsid="000ef5b7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3pt" fo:font-weight="normal" officeooo:rsid="000ef5b7" officeooo:paragraph-rsid="000ef5b7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0ef5b7" officeooo:paragraph-rsid="000ef5b7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paragraph-rsid="000ef5b7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f5b7" style:font-weight-asian="bold" style:font-weight-complex="bold"/>
    </style:style>
    <style:style style:name="T3" style:family="text">
      <style:text-properties fo:font-weight="bold" officeooo:rsid="000ef5b7" style:font-size-asian="11.3500003814697pt" style:font-weight-asian="bold" style:font-size-complex="13pt" style:font-weight-complex="bold"/>
    </style:style>
    <style:style style:name="T4" style:family="text">
      <style:text-properties fo:font-variant="normal" fo:text-transform="none" style:use-window-font-color="true" loext:opacity="0%" style:font-name="S hne" fo:font-size="12pt" fo:letter-spacing="normal" fo:font-style="normal" fo:background-color="transparent" loext:char-shading-value="0"/>
    </style:style>
    <style:style style:name="T5" style:family="text">
      <style:text-properties fo:font-variant="normal" fo:text-transform="none" style:use-window-font-color="true" loext:opacity="0%" style:font-name="S hne" fo:font-size="12pt" fo:letter-spacing="normal" fo:font-style="normal" officeooo:rsid="000ef5b7" fo:background-color="transparent" loext:char-shading-value="0"/>
    </style:style>
    <style:style style:name="T6" style:family="text">
      <style:text-properties fo:font-variant="normal" fo:text-transform="none" style:use-window-font-color="true" loext:opacity="0%" style:font-name="S hne" fo:font-size="12pt" fo:letter-spacing="normal" fo:font-style="normal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style:use-window-font-color="true" loext:opacity="0%" style:font-name="S hne" fo:font-size="12pt" fo:letter-spacing="normal" fo:font-style="normal" officeooo:rsid="000ef5b7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style:use-window-font-color="true" loext:opacity="0%" style:font-name="S hne" fo:font-size="12pt" fo:letter-spacing="normal" fo:font-style="normal" officeooo:rsid="00100ccd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style:use-window-font-color="true" loext:opacity="0%" style:font-name="S hne" fo:font-size="12pt" fo:letter-spacing="normal" fo:font-style="normal" fo:font-weight="bold" officeooo:rsid="000ef5b7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style:use-window-font-color="true" loext:opacity="0%" style:font-name="S hne" fo:font-size="12pt" fo:letter-spacing="normal" fo:font-style="normal" fo:font-weight="bold" officeooo:rsid="00100ccd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style:use-window-font-color="true" loext:opacity="0%" fo:font-size="12pt" fo:letter-spacing="normal" fo:font-style="normal" fo:background-color="transparent" loext:char-shading-value="0"/>
    </style:style>
    <style:style style:name="T12" style:family="text">
      <style:text-properties fo:font-variant="normal" fo:text-transform="none" style:use-window-font-color="true" loext:opacity="0%" fo:font-size="12pt" fo:letter-spacing="normal" fo:font-style="normal" officeooo:rsid="000ef5b7" fo:background-color="transparent" loext:char-shading-value="0"/>
    </style:style>
    <style:style style:name="T13" style:family="text">
      <style:text-properties fo:font-variant="normal" fo:text-transform="none" style:use-window-font-color="true" loext:opacity="0%" fo:font-size="12pt" fo:letter-spacing="normal" fo:font-style="normal" officeooo:rsid="000ef5b7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style:use-window-font-color="true" loext:opacity="0%" fo:font-size="12pt" fo:letter-spacing="normal" fo:font-style="normal" officeooo:rsid="00100ccd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style:use-window-font-color="true" loext:opacity="0%" fo:font-size="12pt" fo:letter-spacing="normal" fo:font-style="normal" fo:background-color="transparent" loext:char-shading-value="0" style:font-weight-asian="normal" style:font-weight-complex="normal"/>
    </style:style>
    <style:style style:name="T16" style:family="text">
      <style:text-properties fo:font-variant="normal" fo:text-transform="none" style:use-window-font-color="true" loext:opacity="0%" fo:font-size="12pt" fo:letter-spacing="normal" fo:font-style="normal" fo:font-weight="bold" officeooo:rsid="000ef5b7" fo:background-color="transparent" loext:char-shading-value="0" style:font-weight-asian="bold" style:font-weight-complex="bold"/>
    </style:style>
    <style:style style:name="T17" style:family="text">
      <style:text-properties fo:font-variant="normal" fo:text-transform="none" style:use-window-font-color="true" loext:opacity="0%" fo:font-size="12pt" fo:letter-spacing="normal" fo:font-style="normal" fo:font-weight="bold" officeooo:rsid="00100ccd" fo:background-color="transparent" loext:char-shading-value="0" style:font-weight-asian="bold" style:font-weight-complex="bold"/>
    </style:style>
    <style:style style:name="T18" style:family="text">
      <style:text-properties fo:font-variant="normal" fo:text-transform="none" style:use-window-font-color="true" loext:opacity="0%" fo:letter-spacing="normal" fo:font-style="normal" fo:background-color="transparent" loext:char-shading-value="0"/>
    </style:style>
    <style:style style:name="T19" style:family="text">
      <style:text-properties fo:font-variant="normal" fo:text-transform="none" style:use-window-font-color="true" loext:opacity="0%" fo:letter-spacing="normal" fo:font-style="normal" officeooo:rsid="000ef5b7" fo:background-color="transparent" loext:char-shading-value="0"/>
    </style:style>
    <style:style style:name="T20" style:family="text">
      <style:text-properties fo:font-variant="normal" fo:text-transform="none" style:use-window-font-color="true" loext:opacity="0%" fo:letter-spacing="normal" fo:font-style="normal" officeooo:rsid="000ef5b7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style:use-window-font-color="true" loext:opacity="0%" fo:letter-spacing="normal" fo:font-style="normal" officeooo:rsid="00100ccd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style:use-window-font-color="true" loext:opacity="0%" fo:letter-spacing="normal" fo:font-style="normal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style:use-window-font-color="true" loext:opacity="0%" fo:letter-spacing="normal" fo:font-style="normal" fo:font-weight="bold" officeooo:rsid="000ef5b7" fo:background-color="transparent" loext:char-shading-value="0" style:font-weight-asian="bold" style:font-weight-complex="bold"/>
    </style:style>
    <style:style style:name="T24" style:family="text">
      <style:text-properties fo:font-variant="normal" fo:text-transform="none" style:use-window-font-color="true" loext:opacity="0%" fo:letter-spacing="normal" fo:font-style="normal" fo:font-weight="bold" officeooo:rsid="00100ccd" fo:background-color="transparent" loext:char-shading-value="0" style:font-weight-asian="bold" style:font-weight-complex="bold"/>
    </style:style>
    <style:style style:name="T25" style:family="text">
      <style:text-properties officeooo:rsid="000ef5b7" style:font-size-asian="11.3500003814697pt" style:font-weight-asian="normal" style:font-size-complex="13pt" style:font-weight-complex="normal"/>
    </style:style>
    <style:style style:name="T26" style:family="text">
      <style:text-properties officeooo:rsid="00100ccd" style:font-size-asian="11.3500003814697pt" style:font-weight-asian="normal" style:font-size-complex="13pt" style:font-weight-complex="normal"/>
    </style:style>
    <style:style style:name="T27" style:family="text">
      <style:text-properties officeooo:rsid="000ef5b7" style:font-weight-asian="normal" style:font-weight-complex="normal"/>
    </style:style>
    <style:style style:name="T28" style:family="text">
      <style:text-properties officeooo:rsid="00100ccd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DAÇÃO UNIVERSIDADE FEDERAL DE RONDÔNIA</text:p>
      <text:p text:style-name="P1">DACC – DEPARTAMENTO ACADÊMICO DE CIÊNCIA DA COMPUTAÇÃO</text:p>
      <text:p text:style-name="P1"/>
      <text:p text:style-name="P2">Segurança da Informação</text:p>
      <text:p text:style-name="P2"/>
      <text:p text:style-name="P3"><text:span text:style-name="T1">Aluno:</text:span> Ivo Henrique Provensi Vieira <text:s text:c="43"/><text:span text:style-name="T1">Matrícula:</text:span> 201910633</text:p>
      <text:p text:style-name="P4"/>
      <text:p text:style-name="P4">1. <text:span text:style-name="T1">Relacionar 5 (cinco) práticas descritas na ABNT NBRISO/IEC27002 com as fases do Ciclo de vida da Informação e os Pilares de Segurança da Informação.</text:span></text:p>
      <text:p text:style-name="P4"><text:span text:style-name="T1"/></text:p>
      <text:list xml:id="list3222635850" text:style-name="L1">
        <text:list-item>
          <text:p text:style-name="P5"><text:span text:style-name="T2">Segurança Física:</text:span><text:span text:style-name="T27"> </text:span><text:span text:style-name="T28">Medidas para proteger recursos de informação, ex.: HDDs, SSDs, documentos.</text:span><text:span text:style-name="T18"> É </text:span><text:span text:style-name="T19">relacionado </text:span><text:span text:style-name="T18">à fase de proteção física da informação </text:span><text:span text:style-name="T19">e</text:span><text:span text:style-name="T18"> aos pilares de Integridade e Disponibilidade da Informação.</text:span></text:p>
          <text:p text:style-name="P5"><text:span text:style-name="T18"/></text:p>
        </text:list-item>
        <text:list-item>
          <text:p text:style-name="P5"><text:span text:style-name="T23">Gerenciamento de Senhas:</text:span><text:span text:style-name="T20"> </text:span><text:span text:style-name="T21">Políticas para senhas seguras, evitando senhas repetidas e combinações fracas.</text:span><text:span text:style-name="T22"> É relacionado à fase de gestão de acesso à informação e ao</text:span><text:span text:style-name="T20">s</text:span><text:span text:style-name="T22"> pilar</text:span><text:span text:style-name="T20">es</text:span><text:span text:style-name="T22"> de Confidencialidade e Integridade da Informação.</text:span></text:p>
          <text:p text:style-name="P5"><text:span text:style-name="T22"/></text:p>
        </text:list-item>
        <text:list-item>
          <text:p text:style-name="P5"><text:span text:style-name="T23">Treinamento e Sensibilização:</text:span><text:span text:style-name="T20"> </text:span><text:span text:style-name="T21">Programas de treinamento e sensibilização de pessoal para garantia de conhecimento das práticas de segurança adotadas.</text:span><text:span text:style-name="T22"> É relacionado à fase de monitoramento e manutenção da segurança da informação e a todos os pilares de Segurança da Informação.</text:span></text:p>
          <text:p text:style-name="P5"><text:span text:style-name="T22"/></text:p>
        </text:list-item>
        <text:list-item>
          <text:p text:style-name="P5"><text:span text:style-name="T23">Controles de Conformidade:</text:span><text:span text:style-name="T20"> </text:span><text:span text:style-name="T21">Medidas para constante verificação de que as práticas adotadas estão sendo executadas propriamente pelo pessoal.</text:span><text:span text:style-name="T22"> É relacionado à fase de monitoramento e manutenção da segurança da informação e a todos os pilares de Segurança da Informação.</text:span></text:p>
          <text:p text:style-name="P5"><text:span text:style-name="T22"/></text:p>
        </text:list-item>
        <text:list-item>
          <text:p text:style-name="P5"><text:span text:style-name="T23">Gerenciamento de Vulnerabilidade</text:span><text:span text:style-name="T24">s</text:span><text:span text:style-name="T23">:</text:span><text:span text:style-name="T20"> É </text:span><text:span text:style-name="T21">uma estratégia para identificar, avaliar e corrigir vulnerabilidades de segurança existentes.</text:span><text:span text:style-name="T20">É </text:span><text:span text:style-name="T22">relacionado à fase de monitoramento e manutenção da segurança da informação e aos pilares de Integridade, Disponibilidade e Resiliência da Informação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09:35:56.533081257</meta:creation-date>
    <dc:date>2023-02-10T10:00:17.445631968</dc:date>
    <meta:editing-duration>PT24M21S</meta:editing-duration>
    <meta:editing-cycles>3</meta:editing-cycles>
    <meta:generator>LibreOffice/7.5.0.3$Linux_X86_64 LibreOffice_project/50$Build-3</meta:generator>
    <meta:document-statistic meta:table-count="0" meta:image-count="0" meta:object-count="0" meta:page-count="1" meta:paragraph-count="10" meta:word-count="229" meta:character-count="1634" meta:non-whitespace-character-count="1376"/>
  </office:meta>
</office:document-meta>
</file>